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995cm" fo:min-width="1.656cm" fo:wrap-option="wrap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0.244cm" fo:min-width="4.909cm" fo:wrap-option="wrap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1.817cm" fo:min-width="1.745cm" fo:wrap-option="wrap"/>
      <style:paragraph-properties style:writing-mode="lr-tb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1.008cm" fo:min-width="2.194cm" fo:wrap-option="wrap"/>
      <style:paragraph-properties style:writing-mode="lr-tb"/>
    </style:style>
    <style:style style:name="gr6" style:family="graphic" style:parent-style-name="standard">
      <style:graphic-properties draw:fill="solid" draw:fill-color="#b4c7dc" draw:textarea-horizontal-align="justify" draw:textarea-vertical-align="middle" draw:auto-grow-height="false" fo:min-height="1.722cm" fo:min-width="1.207cm" fo:wrap-option="wrap"/>
      <style:paragraph-properties style:writing-mode="lr-tb"/>
    </style:style>
    <style:style style:name="gr7" style:family="graphic" style:parent-style-name="standard">
      <style:graphic-properties draw:fill="solid" draw:fill-color="#b4c7dc" draw:textarea-horizontal-align="justify" draw:textarea-vertical-align="middle" draw:auto-grow-height="false" fo:min-height="1.457cm" fo:min-width="1.925cm" fo:wrap-option="wrap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244cm" fo:min-width="7.322cm" fo:wrap-option="wrap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wrap-option="wrap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1.097cm" fo:min-width="6.146cm" fo:wrap-option="wrap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0.559cm" fo:min-width="5.517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64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0.919cm" fo:min-width="2.105cm" fo:wrap-option="wrap"/>
      <style:paragraph-properties style:writing-mode="lr-tb"/>
    </style:style>
    <style:style style:name="gr14" style:family="graphic" style:parent-style-name="standard">
      <style:graphic-properties draw:fill="solid" draw:fill-color="#b4c7dc" draw:textarea-horizontal-align="justify" draw:textarea-vertical-align="middle" draw:auto-grow-height="false" fo:min-height="1.188cm" fo:min-width="2.914cm" fo:wrap-option="wrap"/>
      <style:paragraph-properties style:writing-mode="lr-tb"/>
    </style:style>
    <style:style style:name="gr15" style:family="graphic" style:parent-style-name="standard">
      <style:graphic-properties draw:fill="solid" draw:fill-color="#b4c7dc" draw:textarea-horizontal-align="justify" draw:textarea-vertical-align="middle" draw:auto-grow-height="false" fo:min-height="1.637cm" fo:min-width="2.016cm" fo:wrap-option="wrap"/>
      <style:paragraph-properties style:writing-mode="lr-tb"/>
    </style:style>
    <style:style style:name="gr16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1.656cm" fo:wrap-option="wrap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4.511cm" fo:min-width="2.643cm" fo:wrap-option="wrap"/>
      <style:paragraph-properties style:writing-mode="lr-tb"/>
    </style:style>
    <style:style style:name="gr18" style:family="graphic" style:parent-style-name="standard">
      <style:graphic-properties draw:fill="solid" draw:fill-color="#b4c7dc" draw:textarea-horizontal-align="justify" draw:textarea-vertical-align="middle" draw:auto-grow-height="false" fo:min-height="3.164cm" fo:min-width="2.016cm" fo:wrap-option="wrap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086cm" fo:min-width="2.465cm" fo:wrap-option="wrap"/>
      <style:paragraph-properties style:writing-mode="lr-tb"/>
    </style:style>
    <style:style style:name="gr20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1.476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355cm" fo:min-width="1.836cm" fo:wrap-option="wrap"/>
      <style:paragraph-properties style:writing-mode="lr-tb"/>
    </style:style>
    <style:style style:name="gr2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35cm" fo:min-width="1.836cm" fo:wrap-option="wrap"/>
      <style:paragraph-properties style:writing-mode="lr-tb"/>
    </style:style>
    <style:style style:name="gr23" style:family="graphic" style:parent-style-name="standard">
      <style:graphic-properties draw:fill="solid" draw:fill-color="#b4c7dc" draw:textarea-horizontal-align="justify" draw:textarea-vertical-align="middle" draw:auto-grow-height="false" fo:min-height="2.444cm" fo:min-width="1.925cm" fo:wrap-option="wrap"/>
      <style:paragraph-properties style:writing-mode="lr-tb"/>
    </style:style>
    <style:style style:name="gr24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2.194cm" fo:wrap-option="wrap"/>
      <style:paragraph-properties style:writing-mode="lr-tb"/>
    </style:style>
    <style:style style:name="gr25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1.925cm" fo:wrap-option="wrap"/>
      <style:paragraph-properties style:writing-mode="lr-tb"/>
    </style:style>
    <style:style style:name="gr26" style:family="graphic" style:parent-style-name="standard">
      <style:graphic-properties draw:fill="solid" draw:fill-color="#b4c7dc" draw:textarea-horizontal-align="justify" draw:textarea-vertical-align="middle" draw:auto-grow-height="false" fo:min-height="1.906cm" fo:min-width="2.105cm" fo:wrap-option="wrap"/>
      <style:paragraph-properties style:writing-mode="lr-tb"/>
    </style:style>
    <style:style style:name="gr27" style:family="graphic" style:parent-style-name="standard">
      <style:graphic-properties draw:fill="solid" draw:fill-color="#b4c7dc" draw:textarea-horizontal-align="justify" draw:textarea-vertical-align="middle" draw:auto-grow-height="false" fo:min-height="2.624cm" fo:min-width="2.194cm" fo:wrap-option="wrap"/>
      <style:paragraph-properties style:writing-mode="lr-tb"/>
    </style:style>
    <style:style style:name="gr28" style:family="graphic" style:parent-style-name="standard">
      <style:graphic-properties draw:fill="solid" draw:fill-color="#b4c7dc" draw:textarea-horizontal-align="justify" draw:textarea-vertical-align="middle" draw:auto-grow-height="false" fo:min-height="1.995cm" fo:min-width="1.387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loext:graphic-properties draw:fill="solid" draw:fill-color="#b4c7dc"/>
      <style:paragraph-properties fo:text-align="center"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dde8cb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b4c7dc"/>
      <style:paragraph-properties fo:text-align="center" style:writing-mode="lr-tb"/>
      <style:text-properties fo:font-size="11pt"/>
    </style:style>
    <style:style style:name="P8" style:family="paragraph">
      <loext:graphic-properties draw:fill="none" draw:fill-color="#ffffff"/>
      <style:paragraph-properties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12pt" style:font-size-asian="12pt" style:language-asian="en" style:country-asian="US" style:font-name-complex="Times New Roman" style:font-size-complex="12pt" style:language-complex="ar" style:country-complex="SA"/>
    </style:style>
    <style:style style:name="P12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12pt" style:font-size-asian="12pt" style:language-asian="en" style:country-asian="US" style:font-name-complex="Times New Roman" style:font-size-complex="12pt" style:language-complex="ar" style:country-complex="S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1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048cm" svg:height="3.175cm" svg:x="13.843cm" svg:y="5.08cm">
          <text:p text:style-name="P1"><text:span text:style-name="T1">Access control is in pl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367cm" svg:y1="8.763cm" svg:x2="15.367cm" svg:y2="8.255cm" draw:start-shape="id1" draw:end-shape="id2" draw:end-glue-point="8" svg:d="M15367 8763v-508" svg:viewBox="0 0 1 509">
          <text:p/>
        </draw:connector>
        <draw:custom-shape draw:style-name="gr3" draw:text-style-name="P5" xml:id="id9" draw:id="id9" draw:layer="layout" svg:width="5.461cm" svg:height="0.546cm" svg:x="3.504cm" svg:y="4.599cm">
          <text:p text:style-name="P4"><text:span text:style-name="T2">Traditional security tri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8" draw:id="id18" draw:layer="layout" svg:width="3.175cm" svg:height="2.921cm" svg:x="8.001cm" svg:y="8.255cm">
          <text:p text:style-name="P6"><text:span text:style-name="T3">CDN counters DDoS attacks specific 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3.81cm" svg:height="1.778cm" svg:x="3.302cm" svg:y="7.874cm">
          <text:p text:style-name="P1"><text:span text:style-name="T1">Non-public data is kept confiden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2.413cm" svg:height="2.788cm" draw:transform="skewX (-0.00471238898038469) rotate (-0.00488692190558318) translate (0.762cm 7.233cm)">
          <text:p text:style-name="P1"><text:span text:style-name="T1">User pri-vacy is main-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3.81cm" svg:height="1.778cm" svg:x="1.351cm" svg:y="9.979cm">
          <text:p text:style-name="P1"><text:span text:style-name="T1">Almost all data is not confiden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99cm" svg:y1="11.684cm" svg:x2="6.554cm" svg:y2="9.392cm" draw:start-shape="id3" draw:start-glue-point="4" draw:end-shape="id4" draw:end-glue-point="9" svg:d="M4699 11684l1855-2292" svg:viewBox="0 0 1856 2293">
          <text:p/>
        </draw:connector>
        <draw:custom-shape draw:style-name="gr7" draw:text-style-name="P2" xml:id="id15" draw:id="id15" draw:layer="layout" svg:width="3.429cm" svg:height="2.413cm" svg:x="5.207cm" svg:y="14.224cm">
          <text:p text:style-name="P1"><text:span text:style-name="T1">Data in motion encrypted with HTT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7.874cm" svg:height="0.546cm" svg:x="11.176cm" svg:y="1.678cm">
          <text:p text:style-name="P4"><text:span text:style-name="T2">Organized by life cycle 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27" draw:id="id27" draw:layer="layout" svg:width="9.017cm" svg:height="1.905cm" svg:x="1.143cm" svg:y="0.762cm">
          <text:p text:style-name="P1"><text:span text:style-name="T4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494cm" svg:y1="2.721cm" svg:x2="15.113cm" svg:y2="2.224cm" draw:start-shape="id5" draw:start-glue-point="4" draw:end-shape="id6" draw:end-glue-point="2" svg:d="M15494 2721l-381-497" svg:viewBox="0 0 382 498">
          <text:p/>
        </draw:connector>
        <draw:connector draw:style-name="gr2" draw:text-style-name="P3" draw:layer="layout" draw:type="line" svg:x1="2.262cm" svg:y1="3.342cm" svg:x2="15.113cm" svg:y2="2.224cm" draw:start-shape="id7" draw:start-glue-point="5" draw:end-shape="id6" draw:end-glue-point="2" svg:d="M2262 3342l12851-1118" svg:viewBox="0 0 12852 1119">
          <text:p/>
        </draw:connector>
        <draw:connector draw:style-name="gr2" draw:text-style-name="P3" draw:layer="layout" draw:type="line" svg:x1="4.014cm" svg:y1="5.467cm" svg:x2="6.234cm" svg:y2="5.145cm" draw:start-shape="id8" draw:start-glue-point="11" draw:end-shape="id9" draw:end-glue-point="2" svg:d="M4014 5467l2220-322" svg:viewBox="0 0 2221 323">
          <text:p/>
        </draw:connector>
        <draw:connector draw:style-name="gr2" draw:text-style-name="P3" draw:layer="layout" draw:type="line" svg:x1="8.097cm" svg:y1="5.702cm" svg:x2="6.234cm" svg:y2="5.145cm" draw:start-shape="id10" draw:start-glue-point="11" draw:end-shape="id9" draw:end-glue-point="2" svg:d="M8097 5702l-1863-557" svg:viewBox="0 0 1864 558">
          <text:p/>
        </draw:connector>
        <draw:connector draw:style-name="gr2" draw:text-style-name="P3" draw:layer="layout" draw:type="line" svg:x1="11.303cm" svg:y1="5.434cm" svg:x2="6.234cm" svg:y2="5.145cm" draw:start-shape="id11" draw:start-glue-point="4" draw:end-shape="id9" draw:end-glue-point="2" svg:d="M11303 5434l-5069-289" svg:viewBox="0 0 5070 290">
          <text:p/>
        </draw:connector>
        <draw:connector draw:style-name="gr2" draw:text-style-name="P3" draw:layer="layout" draw:type="line" svg:x1="5.207cm" svg:y1="7.874cm" svg:x2="2.667cm" svg:y2="6.985cm" draw:start-shape="id4" draw:start-glue-point="4" draw:end-shape="id8" draw:end-glue-point="8" svg:d="M5207 7874l-2540-889" svg:viewBox="0 0 2541 890">
          <text:p/>
        </draw:connector>
        <draw:connector draw:style-name="gr2" draw:text-style-name="P3" draw:layer="layout" draw:type="line" svg:x1="1.968cm" svg:y1="7.239cm" svg:x2="2.667cm" svg:y2="6.985cm" draw:start-shape="id12" draw:start-glue-point="4" draw:end-shape="id8" draw:end-glue-point="8" svg:d="M1968 7239l699-254" svg:viewBox="0 0 700 255">
          <text:p/>
        </draw:connector>
        <draw:connector draw:style-name="gr2" draw:text-style-name="P3" draw:layer="layout" draw:type="line" svg:x1="7.239cm" svg:y1="21.463cm" svg:x2="4.699cm" svg:y2="14.351cm" draw:start-shape="id13" draw:start-glue-point="4" draw:end-shape="id3" draw:end-glue-point="8" svg:d="M7239 21463l-2540-7112" svg:viewBox="0 0 2541 7113">
          <text:p/>
        </draw:connector>
        <draw:connector draw:style-name="gr2" draw:text-style-name="P3" draw:layer="layout" draw:type="line" svg:x1="2.286cm" svg:y1="14.224cm" svg:x2="3.441cm" svg:y2="13.961cm" draw:start-shape="id14" draw:start-glue-point="4" draw:end-shape="id3" draw:end-glue-point="7" svg:d="M2286 14224l1155-263" svg:viewBox="0 0 1156 264">
          <text:p/>
        </draw:connector>
        <draw:connector draw:style-name="gr2" draw:text-style-name="P3" draw:layer="layout" draw:type="line" svg:x1="6.922cm" svg:y1="14.224cm" svg:x2="6.554cm" svg:y2="9.392cm" draw:start-shape="id15" draw:start-glue-point="4" draw:end-shape="id4" draw:end-glue-point="9" svg:d="M6922 14224l-368-4832" svg:viewBox="0 0 369 4833">
          <text:p/>
        </draw:connector>
        <draw:connector draw:style-name="gr2" draw:text-style-name="P3" draw:layer="layout" draw:type="line" svg:x1="6.922cm" svg:y1="14.224cm" svg:x2="6.794cm" svg:y2="7.112cm" draw:start-shape="id15" draw:start-glue-point="4" draw:end-shape="id10" draw:end-glue-point="8" svg:d="M6922 14224l-128-7112" svg:viewBox="0 0 129 7113">
          <text:p/>
        </draw:connector>
        <draw:connector draw:style-name="gr2" draw:text-style-name="P3" draw:layer="layout" draw:type="line" svg:x1="9.017cm" svg:y1="16.51cm" svg:x2="6.794cm" svg:y2="7.112cm" draw:start-shape="id16" draw:start-glue-point="4" draw:end-shape="id10" draw:end-glue-point="8" svg:d="M9017 16510l-2223-9398" svg:viewBox="0 0 2224 9399">
          <text:p/>
        </draw:connector>
        <draw:connector draw:style-name="gr2" draw:text-style-name="P3" draw:layer="layout" draw:type="line" svg:x1="11.621cm" svg:y1="19.685cm" svg:x2="6.794cm" svg:y2="7.112cm" draw:start-shape="id17" draw:start-glue-point="4" draw:end-shape="id10" draw:end-glue-point="8" svg:d="M11621 19685l-4827-12573" svg:viewBox="0 0 4828 12574">
          <text:p/>
        </draw:connector>
        <draw:connector draw:style-name="gr2" draw:text-style-name="P3" draw:layer="layout" draw:type="line" svg:x1="9.589cm" svg:y1="8.255cm" svg:x2="11.303cm" svg:y2="7.466cm" draw:start-shape="id18" draw:start-glue-point="4" draw:end-shape="id11" draw:end-glue-point="8" svg:d="M9589 8255l1714-789" svg:viewBox="0 0 1715 790">
          <text:p/>
        </draw:connector>
        <draw:connector draw:style-name="gr2" draw:text-style-name="P3" draw:layer="layout" draw:type="line" svg:x1="12.473cm" svg:y1="13.97cm" svg:x2="11.303cm" svg:y2="7.466cm" draw:start-shape="id19" draw:start-glue-point="4" draw:end-shape="id11" draw:end-glue-point="8" svg:d="M12473 13970l-1170-6504" svg:viewBox="0 0 1171 6505">
          <text:p/>
        </draw:connector>
        <draw:connector draw:style-name="gr2" draw:text-style-name="P3" draw:layer="layout" draw:type="line" svg:x1="14.351cm" svg:y1="17.018cm" svg:x2="11.303cm" svg:y2="7.466cm" draw:start-shape="id20" draw:start-glue-point="4" draw:end-shape="id11" draw:end-glue-point="8" svg:d="M14351 17018l-3048-9552" svg:viewBox="0 0 3049 9553">
          <text:p/>
        </draw:connector>
        <draw:connector draw:style-name="gr2" draw:text-style-name="P3" draw:layer="layout" draw:type="line" svg:x1="19.114cm" svg:y1="23.114cm" svg:x2="11.303cm" svg:y2="7.466cm" draw:start-shape="id21" draw:start-glue-point="4" draw:end-shape="id11" draw:end-glue-point="8" svg:d="M19114 23114l-7811-15648" svg:viewBox="0 0 7812 15649">
          <text:p/>
        </draw:connector>
        <draw:custom-shape draw:style-name="gr10" draw:text-style-name="P2" xml:id="id5" draw:id="id5" draw:layer="layout" svg:width="9.398cm" svg:height="1.905cm" svg:x="10.795cm" svg:y="2.721cm">
          <text:p text:style-name="P1"><text:span text:style-name="T1">Security requirements identifie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8.509cm" svg:height="1.143cm" svg:x="1.016cm" svg:y="3.175cm">
          <text:p text:style-name="P1"><text:span text:style-name="T1">Security implemented by software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3.364cm" svg:height="0.729cm" svg:x="7.604cm" svg:y="3.937cm">
          <draw:text-box>
            <text:p><text:span text:style-name="T5">See next figure</text:span></text:p>
          </draw:text-box>
        </draw:frame>
        <draw:connector draw:style-name="gr2" draw:text-style-name="P3" draw:layer="layout" draw:type="line" svg:x1="18.859cm" svg:y1="5.08cm" svg:x2="18.817cm" svg:y2="4.347cm" draw:start-shape="id22" draw:start-glue-point="4" draw:end-shape="id5" draw:end-glue-point="9" svg:d="M18859 5080l-42-733" svg:viewBox="0 0 43 734">
          <text:p/>
        </draw:connector>
        <draw:connector draw:style-name="gr2" draw:text-style-name="P3" draw:layer="layout" draw:type="line" svg:x1="16.445cm" svg:y1="5.545cm" svg:x2="18.817cm" svg:y2="4.347cm" draw:start-shape="id2" draw:start-glue-point="11" draw:end-shape="id5" draw:end-glue-point="9" svg:d="M16445 5545l2372-1198" svg:viewBox="0 0 2373 1199">
          <text:p/>
        </draw:connector>
        <draw:connector draw:style-name="gr2" draw:text-style-name="P3" draw:layer="layout" draw:type="line" svg:x1="17.449cm" svg:y1="12.765cm" svg:x2="15.367cm" svg:y2="11.811cm" draw:start-shape="id23" draw:start-glue-point="5" draw:end-shape="id1" draw:end-glue-point="8" svg:d="M17449 12765l-2082-954" svg:viewBox="0 0 2083 955">
          <text:p/>
        </draw:connector>
        <draw:connector draw:style-name="gr2" draw:text-style-name="P3" draw:layer="layout" draw:type="line" svg:x1="19.114cm" svg:y1="8.636cm" svg:x2="16.445cm" svg:y2="7.79cm" draw:start-shape="id24" draw:start-glue-point="4" draw:end-shape="id2" draw:end-glue-point="9" svg:d="M19114 8636l-2669-846" svg:viewBox="0 0 2670 847">
          <text:p/>
        </draw:connector>
        <draw:connector draw:style-name="gr2" draw:text-style-name="P3" draw:layer="layout" draw:type="line" svg:x1="16.637cm" svg:y1="20.447cm" svg:x2="11.303cm" svg:y2="7.466cm" draw:start-shape="id25" draw:start-glue-point="4" draw:end-shape="id11" draw:end-glue-point="8" svg:d="M16637 20447l-5334-12981" svg:viewBox="0 0 5335 12982">
          <text:p/>
        </draw:connector>
        <draw:connector draw:style-name="gr2" draw:text-style-name="P3" draw:layer="layout" draw:type="line" svg:x1="3.256cm" svg:y1="9.979cm" svg:x2="2.667cm" svg:y2="6.985cm" draw:start-shape="id26" draw:start-glue-point="4" draw:end-shape="id8" draw:end-glue-point="8" svg:d="M3256 9979l-589-2994" svg:viewBox="0 0 590 2995">
          <text:p/>
        </draw:connector>
        <draw:custom-shape draw:style-name="gr5" draw:text-style-name="P2" xml:id="id8" draw:id="id8" draw:layer="layout" svg:width="3.81cm" svg:height="1.778cm" svg:x="0.762cm" svg:y="5.207cm">
          <text:p text:style-name="P1"><text:span text:style-name="T1">Confiden-tiality is main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3.683cm" svg:height="1.651cm" svg:x="4.953cm" svg:y="5.461cm">
          <text:p text:style-name="P1"><text:span text:style-name="T1">Integrity is mainta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xml:id="id11" draw:id="id11" draw:layer="layout" svg:width="4.826cm" svg:height="2.032cm" svg:x="8.89cm" svg:y="5.434cm">
          <text:p text:style-name="P6"><text:span text:style-name="T3">Availability is maintained including limited DDoS resili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13cm" svg:y1="1.678cm" svg:x2="15.113cm" svg:y2="1.678cm" draw:start-shape="id6" draw:start-glue-point="0" draw:end-shape="id6" svg:d="M15113 1678z" svg:viewBox="0 0 1 1">
          <text:p/>
        </draw:connector>
        <draw:connector draw:style-name="gr2" draw:text-style-name="P3" draw:layer="layout" draw:type="line" svg:x1="11.176cm" svg:y1="1.951cm" svg:x2="10.16cm" svg:y2="1.715cm" draw:start-shape="id6" draw:end-shape="id27" draw:end-glue-point="10" svg:d="M11176 1951l-1016-236" svg:viewBox="0 0 1017 237">
          <text:p/>
        </draw:connector>
        <draw:custom-shape draw:style-name="gr15" draw:text-style-name="P2" xml:id="id3" draw:id="id3" draw:layer="layout" svg:width="3.556cm" svg:height="2.667cm" svg:x="2.921cm" svg:y="11.684cm">
          <text:p text:style-name="P1"><text:span text:style-name="T1">Confi-dential data at rest pro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4" draw:id="id14" draw:layer="layout" svg:width="3.048cm" svg:height="3.683cm" svg:x="0.762cm" svg:y="14.224cm">
          <text:p text:style-name="P1"><text:span text:style-name="T1">User pass-words stored securely </text:span><text:span text:style-name="T6">{using bcrypt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8" draw:id="id28" draw:layer="layout" svg:width="4.445cm" svg:height="6.731cm" svg:x="1.016cm" svg:y="18.923cm">
          <text:p text:style-name="P9"><text:span text:style-name="T1">Remember me token is secured </text:span><text:span text:style-name="T6">{If “remember me” enabled a cryptographic nonce is stored on client &amp; bcrypt digest stored on serv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239cm" svg:y1="18.923cm" svg:x2="4.699cm" svg:y2="14.351cm" draw:start-shape="id28" draw:start-glue-point="4" draw:end-shape="id3" draw:end-glue-point="8" svg:d="M3239 18923l1460-4572" svg:viewBox="0 0 1461 4573">
          <text:p/>
        </draw:connector>
        <draw:custom-shape draw:style-name="gr18" draw:text-style-name="P2" xml:id="id13" draw:id="id13" draw:layer="layout" svg:width="3.556cm" svg:height="4.826cm" svg:x="5.461cm" svg:y="21.463cm">
          <text:p text:style-name="P1"><text:span text:style-name="T1">Email addresses are secured </text:span><text:span text:style-name="T6">{encrypted and only accessible to admin &amp; own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6" draw:id="id16" draw:layer="layout" svg:width="3.048cm" svg:height="3.683cm" svg:x="7.493cm" svg:y="16.51cm">
          <text:p text:style-name="P1"><text:span text:style-name="T1">Data modifi-cation requires authori-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17" draw:id="id17" draw:layer="layout" svg:width="4.191cm" svg:height="3.302cm" svg:x="9.525cm" svg:y="19.685cm">
          <text:p text:style-name="P9"><text:span text:style-name="T1">Application modification requires authori-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9" draw:id="id19" draw:layer="layout" svg:width="2.794cm" svg:height="3.683cm" svg:x="11.076cm" svg:y="13.97cm">
          <text:p text:style-name="P1"><text:span text:style-name="T1">Time-out limits maxi-mum request 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20" draw:id="id20" draw:layer="layout" svg:width="3.302cm" svg:height="3.683cm" svg:x="12.7cm" svg:y="17.018cm">
          <text:p text:style-name="P9"><text:span text:style-name="T1">Can return to operation quickly after DDoS 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25" draw:id="id25" draw:layer="layout" svg:width="3.302cm" svg:height="3.937cm" svg:x="14.986cm" svg:y="20.447cm">
          <text:p text:style-name="P11"><text:span text:style-name="T1">Logon disabled mode mitigates against some <text:s/>vulnerabil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234cm" svg:y1="4.599cm" svg:x2="15.494cm" svg:y2="4.626cm" draw:start-shape="id9" draw:start-glue-point="0" draw:end-shape="id5" draw:end-glue-point="8" svg:d="M6234 4599l9260 27" svg:viewBox="0 0 9261 28">
          <text:p/>
        </draw:connector>
        <draw:custom-shape draw:style-name="gr23" draw:text-style-name="P2" xml:id="id21" draw:id="id21" draw:layer="layout" svg:width="3.429cm" svg:height="3.81cm" svg:x="17.399cm" svg:y="23.114cm">
          <text:p text:style-name="P1"><text:span text:style-name="T1">Data corruption and loss is mitigated by multiple backu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" draw:id="id1" draw:layer="layout" svg:width="3.81cm" svg:height="3.048cm" svg:x="13.462cm" svg:y="8.763cm">
          <text:p text:style-name="P1"><text:span text:style-name="T1">Users must identify and authenti-cate themselv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24" draw:id="id24" draw:layer="layout" svg:width="3.429cm" svg:height="3.048cm" svg:x="17.399cm" svg:y="8.636cm">
          <text:p text:style-name="P1"><text:span text:style-name="T1">Authori-zation to resources and actions is control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22" draw:id="id22" draw:layer="layout" svg:width="3.683cm" svg:height="3.048cm" svg:x="17.018cm" svg:y="5.08cm">
          <text:p text:style-name="P1"><text:span text:style-name="T1">Assets &amp; threat actors identified &amp; addres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23" draw:id="id23" draw:layer="layout" svg:width="3.81cm" svg:height="3.048cm" svg:x="16.891cm" svg:y="12.319cm">
          <text:p text:style-name="P1"><text:span text:style-name="T1">Local users must supply a passwor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29" draw:id="id29" draw:layer="layout" svg:width="3.81cm" svg:height="4.064cm" svg:x="17.018cm" svg:y="15.621cm">
          <text:p text:style-name="P1"><text:span text:style-name="T1">Remote users are authenti-cated by a trusted remote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76cm" svg:y1="16.216cm" svg:x2="15.368cm" svg:y2="11.812cm" draw:start-shape="id29" draw:start-glue-point="5" svg:d="M17576 16216l-2208-4404" svg:viewBox="0 0 2209 4405">
          <text:p/>
        </draw:connector>
        <draw:custom-shape draw:style-name="gr28" draw:text-style-name="P7" xml:id="id30" draw:id="id30" draw:layer="layout" svg:width="2.667cm" svg:height="3.175cm" svg:x="9.398cm" svg:y="11.176cm">
          <text:p text:style-name="P6"><text:span text:style-name="T3">CPU re-sources can be rapidly incre-a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675cm" svg:y1="11.641cm" svg:x2="11.303cm" svg:y2="7.466cm" draw:start-shape="id30" draw:start-glue-point="11" draw:end-shape="id11" draw:end-glue-point="8" svg:d="M11675 11641l-372-4175" svg:viewBox="0 0 373 41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374cm" fo:text-align="start" fo:text-indent="0cm" style:text-autospace="ideograph-alpha"/>
      <style:text-properties fo:font-size="12pt" fo:language="en" fo:country="US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19T23:42:51.692942427</dc:date>
    <meta:editing-duration>PT3H1M34S</meta:editing-duration>
    <meta:editing-cycles>45</meta:editing-cycles>
    <meta:generator>LibreOffice/6.4.6.2$MacOSX_X86_64 LibreOffice_project/0ce51a4fd21bff07a5c061082cc82c5ed232f115</meta:generator>
    <meta:document-statistic meta:object-count="62"/>
  </office:meta>
</office:document-meta>
</file>